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text-indent="0in" style:auto-text-indent="false" fo:break-before="auto" fo:break-after="auto"/>
    </style:style>
    <style:style style:name="P21" style:family="paragraph" style:parent-style-name="Standard">
      <style:paragraph-properties fo:margin-top="0.1665in" fo:margin-bottom="0.1665in" loext:contextual-spacing="false" fo:line-height="100%"/>
    </style:style>
    <style:style style:name="P2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429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2">
      <style:paragraph-properties fo:margin-left="1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Heading_20_1" style:list-style-name="WWNum1">
      <style:paragraph-properties fo:break-before="auto" fo:break-after="auto"/>
    </style:style>
    <style:style style:name="P31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3d83few2f3rk"/><text:span text:style-name="T1">Diseño aplicado a interfaces web con Flutter</text:span><text:span text:style-name="T2"><text:line-break/></text:span><text:span text:style-name="T3">Unidad 04 -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6">Autor: Sergi García Barea</text:span></text:p>
      <text:p text:style-name="P4"><text:span text:style-name="T6">Actualizado Noviembre 2025</text:span></text:p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7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10"><text:s/>📖 </text:span><text:span text:style-name="T11">Importante</text:span></text:p>
      <text:p text:style-name="P11"/>
      <text:p text:style-name="P10"><text:span text:style-name="T12"><text:s/>❕</text:span><text:span text:style-name="T13"> </text:span><text:span text:style-name="T11">Atención</text:span></text:p>
      <text:p text:style-name="P11"/>
      <text:p text:style-name="P10"><text:span text:style-name="T10"><text:s/>💬</text:span> <text:span text:style-name="T11">Interesante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vyhbfp4t666x" text:style-name="Index_20_Link" text:visited-style-name="Index_20_Link"><text:span text:style-name="T17">1. Entrega unidad 04<text:tab/>3</text:span></text:a></text:p>
        </text:index-body>
      </text:table-of-content>
      <text:p text:style-name="P13"/>
      <text:p text:style-name="P15"/>
      <text:p text:style-name="P20"><text:span text:style-name="T15"><text:s text:c="8"/>Unidad 04. Actividades entregables</text:span></text:p>
      <text:list xml:id="list892370155" text:style-name="WWNum1">
        <text:list-item>
          <text:p text:style-name="P30"><text:bookmark text:name="_vyhbfp4t666x"/>Entrega unidad 04</text:p>
        </text:list-item>
      </text:list>
      <text:p text:style-name="P21">En esta primera actividad práctica vas a comprobar que tienes correctamente configurado tu entorno de desarrollo Flutter y que puedes ejecutar una aplicación básica.</text:p>
      <text:p text:style-name="P31"><text:bookmark text:name="_u2hw3ea7l0b8"/>✅ Objetivo</text:p>
      <text:p text:style-name="P21">Crear un nuevo proyecto Flutter desde cero, ejecutarlo y realizar una pequeña modificación visual en los textos de la pantalla de inicio. Esta actividad sirve para asegurar que tu instalación funciona correctamente y que puedes compilar, ejecutar y modificar una app Flutter.</text:p>
      <text:p text:style-name="P31"><text:bookmark text:name="_brsvcxroi6ye"/>🔧 Instrucciones:</text:p>
      <text:list xml:id="list2881164490" text:style-name="WWNum2">
        <text:list-item>
          <text:p text:style-name="P22"><text:span text:style-name="T11">Crea un nuevo proyecto Flutter: </text:span>Recomendamos usar Visual Studio Code, de forma similar a los materiales o si quieres ver un vídeo <text:a xlink:type="simple" xlink:href="https://youtu.be/Qkr3sRJXbls" text:style-name="ListLabel_20_28" text:visited-style-name="ListLabel_20_28"><text:span text:style-name="T19">https://youtu.be/Qkr3sRJXbls</text:span></text:a></text:p>
          <text:list>
            <text:list-item>
              <text:p text:style-name="P27">Usa depuración Web, otras soluciones como Android consumen muchos recursos.</text:p>
            </text:list-item>
          </text:list>
        </text:list-item>
        <text:list-item>
          <text:p text:style-name="P24">Una vez creado el proyecto, entra en la carpeta del proyecto y abrelo con tu editor de preferencia.</text:p>
        </text:list-item>
        <text:list-item>
          <text:p text:style-name="P24"><text:span text:style-name="T11">Ejecuta el proyecto en un emulador o dispositivo real.</text:span></text:p>
          <text:list>
            <text:list-item>
              <text:p text:style-name="P27">Asegúrate de que compila y se ve correctamente.</text:p>
            </text:list-item>
          </text:list>
        </text:list-item>
        <text:list-item>
          <text:p text:style-name="P24"><text:span text:style-name="T11">Modifica el texto central que aparece en la pantalla inicial:</text:span></text:p>
          <text:list>
            <text:list-item>
              <text:p text:style-name="P27">Cambia:<text:span text:style-name="T11"> 'You have pushed the button this many times:'</text:span></text:p>
            </text:list-item>
            <text:list-item>
              <text:p text:style-name="P27">Por: <text:span text:style-name="T11">'Mi primera app en Flutter 🚀'</text:span></text:p>
            </text:list-item>
            <text:list-item>
              <text:p text:style-name="P28">También puedes cambiar el título de la app en el archivo MaterialApp.</text:p>
            </text:list-item>
          </text:list>
        </text:list-item>
        <text:list-item>
          <text:p text:style-name="P25"><text:span text:style-name="T11">Haz una captura de pantalla de la app funcionando con tus cambios.</text:span></text:p>
          <text:list>
            <text:list-item>
              <text:p text:style-name="P27">La captura debe mostrar que el texto ha sido modificado correctamente.</text:p>
            </text:list-item>
            <text:list-item>
              <text:p text:style-name="P29">Es importante que se vea la interfaz funcionando (no una vista previa del código).</text:p>
            </text:list-item>
          </text:list>
        </text:list-item>
      </text:list>
      <text:p text:style-name="P31"><text:bookmark text:name="_eimt7hd2z55k"/>📤 ¿Qué debes entregar?</text:p>
      <text:p text:style-name="P21">Un único archivo PDF/ODT/DOCX o Captura de pantalla que incluya:</text:p>
      <text:list xml:id="list4283157295" text:style-name="WWNum3">
        <text:list-item>
          <text:p text:style-name="P23"><text:span text:style-name="T10">✅ </text:span>Una <text:span text:style-name="T11">captura de pantalla</text:span> de tu app en ejecución con el texto modificado.</text:p>
        </text:list-item>
      </text:list>
      <text:list xml:id="list232507292" text:style-name="WWNum4">
        <text:list-item>
          <text:p text:style-name="P26">No es necesario cambiar el diseño completo: basta con comprobar que el entorno funciona y puedes modificar los textos correctamente.</text:p>
        </text:list-item>
      </text:list>
      <text:p text:style-name="Standard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4. Introducción a Flutter</text:span></text:p>
      </style:header>
      <style:footer>
        <text:p text:style-name="MP4"><text:span text:style-name="MT1">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394" meta:character-count="2412" meta:non-whitespace-character-count="2054"/>
    <meta:generator>LibreOfficeDev/6.0.5.2$Linux_X86_64 LibreOffice_project/</meta:generator>
  </office:meta>
</office:document-meta>
</file>